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>
      <style:paragraph-properties fo:margin-left="0cm" fo:margin-right="0cm"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Пояснительная записка к проекту "Генератор сертификатов из CSV"</text:h>
      <text:h text:style-name="Heading_20_2" text:outline-level="2">Общее описание проекта</text:h>
      <text:p text:style-name="Text_20_body">Проект представляет собой веб-приложение на Flask, которое позволяет генерировать сертификаты в формате PDF на основе данных из CSV-файлов. Основные функции:</text:p>
      <text:list text:style-name="L1">
        <text:list-item>
          <text:p text:style-name="P2">Регистрация и авторизация пользователей</text:p>
        </text:list-item>
        <text:list-item>
          <text:p text:style-name="P2">Загрузка CSV-файлов с данными для сертификатов</text:p>
        </text:list-item>
        <text:list-item>
          <text:p text:style-name="P2">Генерация PDF-сертификатов с возможностью отслеживания прогресса</text:p>
        </text:list-item>
        <text:list-item>
          <text:p text:style-name="P2">Скачивание готовых сертификатов в виде ZIP-архива</text:p>
        </text:list-item>
        <text:list-item>
          <text:p text:style-name="P2">API для интеграции с другими системами</text:p>
        </text:list-item>
      </text:list>
      <text:h text:style-name="Heading_20_2" text:outline-level="2">Структура проекта и описание файлов</text:h>
      <text:h text:style-name="Heading_20_3" text:outline-level="3">Основные директории</text:h>
      <text:list text:style-name="L2">
        <text:list-item>
          <text:p text:style-name="P3"><text:span text:style-name="Source_20_Text">app/</text:span> - основная директория приложения</text:p>
        </text:list-item>
        <text:list-item>
          <text:p text:style-name="P3"><text:span text:style-name="Source_20_Text">static/</text:span> - статические файлы (CSS, JS, изображения)</text:p>
        </text:list-item>
        <text:list-item>
          <text:p text:style-name="P3"><text:span text:style-name="Source_20_Text">templates/</text:span> - HTML-шаблоны</text:p>
        </text:list-item>
        <text:list-item>
          <text:p text:style-name="P3"><text:span text:style-name="Source_20_Text">instance/</text:span> - база данных SQLite</text:p>
        </text:list-item>
        <text:list-item>
          <text:p text:style-name="P3"><text:span text:style-name="Source_20_Text">TestsFiles/</text:span> - тестовые CSV-файлы</text:p>
        </text:list-item>
      </text:list>
      <text:h text:style-name="Heading_20_3" text:outline-level="3">Основные файлы приложения</text:h>
      <text:h text:style-name="Heading_20_4" text:outline-level="4"><text:span text:style-name="Source_20_Text">__init__.py</text:span></text:h>
      <text:list text:style-name="L3">
        <text:list-item>
          <text:p text:style-name="P4">Создает и конфигурирует Flask-приложение</text:p>
        </text:list-item>
        <text:list-item>
          <text:p text:style-name="P4">Инициализирует расширения (SQLAlchemy, LoginManager)</text:p>
        </text:list-item>
        <text:list-item>
          <text:p text:style-name="P4">Регистрирует Blueprints (auth, main, api)</text:p>
        </text:list-item>
        <text:list-item>
          <text:p text:style-name="P4">Создает таблицы базы данных</text:p>
        </text:list-item>
      </text:list>
      <text:h text:style-name="Heading_20_4" text:outline-level="4"><text:span text:style-name="Source_20_Text">api.py</text:span></text:h>
      <text:list text:style-name="L4">
        <text:list-item>
          <text:p text:style-name="P5">Содержит API endpoints для генерации сертификатов и работы с пользователями</text:p>
        </text:list-item>
        <text:list-item>
          <text:p text:style-name="P5">Основные функции:</text:p>
          <text:list>
            <text:list-item>
              <text:p text:style-name="P5"><text:span text:style-name="Source_20_Text">api_generate_certificates()</text:span> - обработка CSV и генерация сертификатов через API</text:p>
            </text:list-item>
            <text:list-item>
              <text:p text:style-name="P5"><text:span text:style-name="Source_20_Text">get_users()</text:span>, <text:span text:style-name="Source_20_Text">get_user()</text:span> - получение информации о пользователях</text:p>
            </text:list-item>
            <text:list-item>
              <text:p text:style-name="P5"><text:soft-page-break/><text:span text:style-name="Source_20_Text">get_token()</text:span> - генерация токена аутентификации</text:p>
            </text:list-item>
          </text:list>
        </text:list-item>
      </text:list>
      <text:h text:style-name="Heading_20_4" text:outline-level="4"><text:span text:style-name="Source_20_Text">auth.py</text:span></text:h>
      <text:list text:style-name="L5">
        <text:list-item>
          <text:p text:style-name="P6">Реализует аутентификацию пользователей</text:p>
        </text:list-item>
        <text:list-item>
          <text:p text:style-name="P6">Основные функции:</text:p>
          <text:list>
            <text:list-item>
              <text:p text:style-name="P6"><text:span text:style-name="Source_20_Text">register()</text:span> - обработка регистрации новых пользователей</text:p>
            </text:list-item>
            <text:list-item>
              <text:p text:style-name="P6"><text:span text:style-name="Source_20_Text">login()</text:span> - вход пользователей в систему</text:p>
            </text:list-item>
          </text:list>
        </text:list-item>
      </text:list>
      <text:h text:style-name="Heading_20_4" text:outline-level="4"><text:span text:style-name="Source_20_Text">core.py</text:span></text:h>
      <text:list text:style-name="L6">
        <text:list-item>
          <text:p text:style-name="P7">Содержит основную логику генерации сертификатов</text:p>
        </text:list-item>
        <text:list-item>
          <text:p text:style-name="P7">Класс <text:span text:style-name="Source_20_Text">CSVCertificateGenerator</text:span>:</text:p>
          <text:list>
            <text:list-item>
              <text:p text:style-name="P7"><text:span text:style-name="Source_20_Text">generate_certificates()</text:span> - выбирает метод генерации (в памяти или на диске)</text:p>
            </text:list-item>
            <text:list-item>
              <text:p text:style-name="P7"><text:span text:style-name="Source_20_Text">_generate_pdf()</text:span> - создает PDF из HTML-шаблона</text:p>
            </text:list-item>
            <text:list-item>
              <text:p text:style-name="P7"><text:span text:style-name="Source_20_Text">_generate_in_memory()</text:span> - генерация для небольших файлов (до 100 записей)</text:p>
            </text:list-item>
            <text:list-item>
              <text:p text:style-name="P7"><text:span text:style-name="Source_20_Text">_generate_on_disk()</text:span> - генерация для больших файлов</text:p>
            </text:list-item>
          </text:list>
        </text:list-item>
      </text:list>
      <text:h text:style-name="Heading_20_4" text:outline-level="4"><text:span text:style-name="Source_20_Text">extensions.py</text:span></text:h>
      <text:list text:style-name="L7">
        <text:list-item>
          <text:p text:style-name="P8">Инициализирует расширения Flask:</text:p>
          <text:list>
            <text:list-item>
              <text:p text:style-name="P8"><text:span text:style-name="Source_20_Text">db</text:span> - SQLAlchemy для работы с базой данных</text:p>
            </text:list-item>
            <text:list-item>
              <text:p text:style-name="P8"><text:span text:style-name="Source_20_Text">login_manager</text:span> - управление аутентификацией пользователей</text:p>
            </text:list-item>
          </text:list>
        </text:list-item>
      </text:list>
      <text:h text:style-name="Heading_20_4" text:outline-level="4"><text:span text:style-name="Source_20_Text">forms.py</text:span></text:h>
      <text:list text:style-name="L8">
        <text:list-item>
          <text:p text:style-name="P9">Определяет формы для входа и регистрации:</text:p>
          <text:list>
            <text:list-item>
              <text:p text:style-name="P9"><text:span text:style-name="Source_20_Text">RegistrationForm</text:span> - форма регистрации</text:p>
            </text:list-item>
            <text:list-item>
              <text:p text:style-name="P9"><text:span text:style-name="Source_20_Text">LoginForm</text:span> - форма входа</text:p>
            </text:list-item>
          </text:list>
        </text:list-item>
      </text:list>
      <text:h text:style-name="Heading_20_4" text:outline-level="4"><text:span text:style-name="Source_20_Text">main.py</text:span></text:h>
      <text:list text:style-name="L9">
        <text:list-item>
          <text:p text:style-name="P10">Основные маршруты приложения:</text:p>
          <text:list>
            <text:list-item>
              <text:p text:style-name="P10"><text:span text:style-name="Source_20_Text">home()</text:span> - главная страница</text:p>
            </text:list-item>
            <text:list-item>
              <text:p text:style-name="P10"><text:span text:style-name="Source_20_Text">generate()</text:span> - загрузка CSV и запуск генерации</text:p>
            </text:list-item>
            <text:list-item>
              <text:p text:style-name="P10"><text:span text:style-name="Source_20_Text">progress()</text:span> - страница отслеживания прогресса</text:p>
            </text:list-item>
            <text:list-item>
              <text:p text:style-name="P10"><text:span text:style-name="Source_20_Text">get_progress()</text:span> - API для получения статуса генерации</text:p>
            </text:list-item>
            <text:list-item>
              <text:p text:style-name="P10"><text:span text:style-name="Source_20_Text">download()</text:span> - скачивание готовых сертификатов</text:p>
            </text:list-item>
            <text:list-item>
              <text:p text:style-name="P10"><text:span text:style-name="Source_20_Text">generate_certificates_background()</text:span> - фоновая задача генерации</text:p>
            </text:list-item>
          </text:list>
        </text:list-item>
      </text:list>
      <text:h text:style-name="Heading_20_4" text:outline-level="4"><text:soft-page-break/><text:span text:style-name="Source_20_Text">models.py</text:span></text:h>
      <text:list text:style-name="L10">
        <text:list-item>
          <text:p text:style-name="P11">Определяет модель данных:</text:p>
          <text:list>
            <text:list-item>
              <text:p text:style-name="P11">Класс <text:span text:style-name="Source_20_Text">User</text:span> - модель пользователя с методами:</text:p>
              <text:list>
                <text:list-item>
                  <text:p text:style-name="P11"><text:span text:style-name="Source_20_Text">set_password()</text:span> - хеширование пароля</text:p>
                </text:list-item>
                <text:list-item>
                  <text:p text:style-name="P11"><text:span text:style-name="Source_20_Text">check_password()</text:span> - проверка пароля</text:p>
                </text:list-item>
                <text:list-item>
                  <text:p text:style-name="P11"><text:span text:style-name="Source_20_Text">generate_auth_token()</text:span> - генерация JWT токена</text:p>
                </text:list-item>
                <text:list-item>
                  <text:p text:style-name="P11"><text:span text:style-name="Source_20_Text">verify_auth_token()</text:span> - проверка токена</text:p>
                </text:list-item>
              </text:list>
            </text:list-item>
          </text:list>
        </text:list-item>
      </text:list>
      <text:h text:style-name="Heading_20_4" text:outline-level="4"><text:span text:style-name="Source_20_Text">config.py</text:span></text:h>
      <text:list text:style-name="L11">
        <text:list-item>
          <text:p text:style-name="P12">Конфигурация приложения:</text:p>
          <text:list>
            <text:list-item>
              <text:p text:style-name="P12">Секретный ключ</text:p>
            </text:list-item>
            <text:list-item>
              <text:p text:style-name="P12">Настройки базы данных</text:p>
            </text:list-item>
            <text:list-item>
              <text:p text:style-name="P12">Папка для загрузки файлов</text:p>
            </text:list-item>
          </text:list>
        </text:list-item>
      </text:list>
      <text:h text:style-name="Heading_20_3" text:outline-level="3">HTML-шаблоны</text:h>
      <text:h text:style-name="Heading_20_4" text:outline-level="4"><text:span text:style-name="Source_20_Text">base.html</text:span></text:h>
      <text:list text:style-name="L12">
        <text:list-item>
          <text:p text:style-name="P13">Базовый шаблон с общей структурой страниц</text:p>
        </text:list-item>
        <text:list-item>
          <text:p text:style-name="P13">Подключает Bootstrap CSS/JS</text:p>
        </text:list-item>
        <text:list-item>
          <text:p text:style-name="P13">Определяет блоки <text:span text:style-name="Source_20_Text">title</text:span> и <text:span text:style-name="Source_20_Text">content</text:span></text:p>
        </text:list-item>
      </text:list>
      <text:h text:style-name="Heading_20_4" text:outline-level="4"><text:span text:style-name="Source_20_Text">certificate.html</text:span></text:h>
      <text:list text:style-name="L13">
        <text:list-item>
          <text:p text:style-name="P14">Шаблон для генерации PDF сертификатов</text:p>
        </text:list-item>
        <text:list-item>
          <text:p text:style-name="P14">Содержит структуру сертификата с заполняемыми полями</text:p>
        </text:list-item>
      </text:list>
      <text:h text:style-name="Heading_20_4" text:outline-level="4"><text:span text:style-name="Source_20_Text">generate.html</text:span></text:h>
      <text:list text:style-name="L14">
        <text:list-item>
          <text:p text:style-name="P15">Форма загрузки CSV-файла</text:p>
        </text:list-item>
      </text:list>
      <text:h text:style-name="Heading_20_4" text:outline-level="4"><text:span text:style-name="Source_20_Text">index.html</text:span></text:h>
      <text:list text:style-name="L15">
        <text:list-item>
          <text:p text:style-name="P16">Главная страница с описанием проекта</text:p>
        </text:list-item>
      </text:list>
      <text:h text:style-name="Heading_20_4" text:outline-level="4"><text:span text:style-name="Source_20_Text">login.html</text:span> и <text:span text:style-name="Source_20_Text">register.html</text:span></text:h>
      <text:list text:style-name="L16">
        <text:list-item>
          <text:p text:style-name="P17">Формы входа и регистрации</text:p>
        </text:list-item>
      </text:list>
      <text:h text:style-name="Heading_20_4" text:outline-level="4"><text:span text:style-name="Source_20_Text">progress.html</text:span></text:h>
      <text:list text:style-name="L17">
        <text:list-item>
          <text:p text:style-name="P18">Страница отслеживания прогресса генерации</text:p>
        </text:list-item>
        <text:list-item>
          <text:p text:style-name="P18">Содержит прогресс-бар и кнопку скачивания</text:p>
        </text:list-item>
        <text:list-item>
          <text:p text:style-name="P18">JavaScript для обновления статуса</text:p>
        </text:list-item>
      </text:list>
      <text:h text:style-name="Heading_20_3" text:outline-level="3"><text:soft-page-break/>Вспомогательные файлы</text:h>
      <text:list text:style-name="L18">
        <text:list-item>
          <text:p text:style-name="P19"><text:span text:style-name="Source_20_Text">requirements.txt</text:span> - зависимости Python</text:p>
        </text:list-item>
        <text:list-item>
          <text:p text:style-name="P19"><text:span text:style-name="Source_20_Text">Procfile</text:span> - конфигурация для развертывания на Heroku</text:p>
        </text:list-item>
        <text:list-item>
          <text:p text:style-name="P19"><text:span text:style-name="Source_20_Text">run.py</text:span> - точка входа для запуска приложения</text:p>
        </text:list-item>
      </text:list>
      <text:h text:style-name="Heading_20_2" text:outline-level="2">Технологии</text:h>
      <text:list text:style-name="L19">
        <text:list-item>
          <text:p text:style-name="P20">Python 3, Flask</text:p>
        </text:list-item>
        <text:list-item>
          <text:p text:style-name="P20">SQLAlchemy (SQLite)</text:p>
        </text:list-item>
        <text:list-item>
          <text:p text:style-name="P20">Flask-Login для аутентификации</text:p>
        </text:list-item>
        <text:list-item>
          <text:p text:style-name="P20">Pandas для обработки CSV</text:p>
        </text:list-item>
        <text:list-item>
          <text:p text:style-name="P20">xhtml2pdf для генерации PDF</text:p>
        </text:list-item>
        <text:list-item>
          <text:p text:style-name="P20">Bootstrap 5 для интерфейса</text:p>
        </text:list-item>
      </text:list>
      <text:p text:style-name="Text_20_body">Проект реализует полный цикл работы с сертификатами - от загрузки данных до генерации и скачивания, с возможностью интеграции через API и удобным интерфейсом для пользователей.</text:p>
      <text:p text:style-name="P21">New cha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2T18:12:10.254000000</meta:creation-date>
    <dc:date>2025-04-22T18:12:33.260000000</dc:date>
    <meta:editing-duration>PT23S</meta:editing-duration>
    <meta:editing-cycles>1</meta:editing-cycles>
    <meta:document-statistic meta:table-count="0" meta:image-count="0" meta:object-count="0" meta:page-count="4" meta:paragraph-count="98" meta:word-count="510" meta:character-count="3588" meta:non-whitespace-character-count="3247"/>
    <meta:generator>LibreOffice/24.2.3.2$Windows_X86_64 LibreOffice_project/433d9c2ded56988e8a90e6b2e771ee4e6a5ab2ba</meta:generator>
  </office:meta>
</office:document-meta>
</file>